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承知いたしました。TDとしての「効率性」と「堅牢性」を最優先し、CodilityやTrack系のテストで頻出する、**「これさえ持っておけば8割の問題は即座に手が動く」**というアルゴリズムとデータ構造のパターンを網羅的にピックアップしました。</text:p>
      <text:section text:style-name="Sect1" text:name="model-response-message-contentr_3b0f5df1c4226123">
        <text:p text:style-name="Text_20_body">本番で「思考停止でコピペして、そこから調整する」ための**実戦用チートシート（C++版）**として構成しています。</text:p>
        <text:p text:style-name="Horizontal_20_Line"/>
        <text:h text:style-name="Heading_20_1" text:outline-level="1">TD職 コーディングテスト対策用アルゴリズム・パターン集 (C++)</text:h>
        <text:h text:style-name="Heading_20_2" text:outline-level="2">0. 共通テンプレート &amp; 必須ヘッダ</text:h>
        <text:p text:style-name="Text_20_body">まず、これを貼り付けておけば標準ライブラリ周りでエラーが出ません。<text:span text:style-name="Source_20_Text">long long</text:span>のエイリアスも時短になります。</text:p>
        <text:p text:style-name="Text_20_body">C++</text:p>
        <text:p text:style-name="Preformatted_20_Text"><text:span text:style-name="Source_20_Text">#include &lt;iostream&gt;</text:span></text:p>
        <text:p text:style-name="Preformatted_20_Text"><text:span text:style-name="Source_20_Text">#include &lt;vector&gt;</text:span></text:p>
        <text:p text:style-name="Preformatted_20_Text"><text:span text:style-name="Source_20_Text">#include &lt;string&gt;</text:span></text:p>
        <text:p text:style-name="Preformatted_20_Text"><text:span text:style-name="Source_20_Text">#include &lt;algorithm&gt; // sort, min, max, reverse</text:span></text:p>
        <text:p text:style-name="Preformatted_20_Text"><text:span text:style-name="Source_20_Text">#include &lt;map&gt;</text:span></text:p>
        <text:p text:style-name="Preformatted_20_Text"><text:span text:style-name="Source_20_Text">#include &lt;unordered_map&gt;</text:span></text:p>
        <text:p text:style-name="Preformatted_20_Text"><text:span text:style-name="Source_20_Text">#include &lt;set&gt;</text:span></text:p>
        <text:p text:style-name="Preformatted_20_Text"><text:span text:style-name="Source_20_Text">#include &lt;unordered_set&gt;</text:span></text:p>
        <text:p text:style-name="Preformatted_20_Text"><text:span text:style-name="Source_20_Text">#include &lt;queue&gt; // priority_queue</text:span></text:p>
        <text:p text:style-name="Preformatted_20_Text"><text:span text:style-name="Source_20_Text">#include &lt;stack&gt;</text:span></text:p>
        <text:p text:style-name="Preformatted_20_Text"><text:span text:style-name="Source_20_Text">#include &lt;cmath&gt; // abs, pow, sqrt</text:span></text:p>
        <text:p text:style-name="Preformatted_20_Text"><text:span text:style-name="Source_20_Text">#include &lt;numeric&gt; // accumulate</text:span></text:p>
        <text:p text:style-name="Preformatted_20_Text"><text:span text:style-name="Source_20_Text">#include &lt;limits&gt; // numeric_limits</text:span></text:p>
        <text:p text:style-name="Preformatted_20_Text"/>
        <text:p text:style-name="Preformatted_20_Text"><text:span text:style-name="Source_20_Text">using namespace std;</text:span></text:p>
        <text:p text:style-name="Preformatted_20_Text"/>
        <text:p text:style-name="Preformatted_20_Text"><text:span text:style-name="Source_20_Text">// オーバーフロー対策の型定義（TDとして必須）</text:span></text:p>
        <text:p text:style-name="Preformatted_20_Text"><text:span text:style-name="Source_20_Text">using ll = long long;</text:span></text:p>
        <text:p text:style-name="P8"><text:span text:style-name="Source_20_Text">const ll INF = numeric_limits&lt;ll&gt;::max();</text:span></text:p>
        <text:p text:style-name="Horizontal_20_Line"/>
        <text:h text:style-name="Heading_20_2" text:outline-level="2">1. 累積和 (Prefix Sums)</text:h>
        <text:p text:style-name="Text_20_body"><text:span text:style-name="T1">【重要度：特大】</text:span> Codilityで最も頻出。 配列の区間和（Range Sum）を O(1) で求めるための必須テクニック。</text:p>
        <text:list xml:id="list8453586739589619648" text:style-name="L1">
          <text:list-item>
            <text:p text:style-name="P1"><text:span text:style-name="T1">いつ使うか</text:span><text:span text:style-name="T2">:</text:span> 「配列の A[i] から A[j] までの合計は？」という質問が大量に来る時。</text:p>
          </text:list-item>
          <text:list-item>
            <text:p text:style-name="P1"><text:span text:style-name="T2">TD</text:span><text:span text:style-name="T1">視点</text:span><text:span text:style-name="T2">:</text:span> O(N2) のループを O(N) に落とすための基本設計。</text:p>
          </text:list-item>
        </text:list>
        <text:p text:style-name="Text_20_body">C++</text:p>
        <text:p text:style-name="Preformatted_20_Text"><text:span text:style-name="Source_20_Text">// 入力: vector&lt;int&gt; A</text:span></text:p>
        <text:p text:style-name="Preformatted_20_Text"><text:span text:style-name="Source_20_Text">int n = A.size();</text:span></text:p>
        <text:p text:style-name="Preformatted_20_Text"><text:span text:style-name="Source_20_Text">// P[i] は A[0]...A[i-1] までの和 (P[0]=0)</text:span></text:p>
        <text:p text:style-name="Preformatted_20_Text"><text:soft-page-break/><text:span text:style-name="Source_20_Text">vector&lt;ll&gt; P(n + 1, 0);</text:span></text:p>
        <text:p text:style-name="Preformatted_20_Text"/>
        <text:p text:style-name="Preformatted_20_Text"><text:span text:style-name="Source_20_Text">for (int i = 0; i &lt; n; ++i) {</text:span></text:p>
        <text:p text:style-name="Preformatted_20_Text"><text:span text:style-name="Source_20_Text"><text:s text:c="4"/>P[i + 1] = P[i] + A[i]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// クエリ: A[left] から A[right] までの和を取得 (0-indexed)</text:span></text:p>
        <text:p text:style-name="Preformatted_20_Text"><text:span text:style-name="Source_20_Text">// left, right は inclusive</text:span></text:p>
        <text:p text:style-name="Preformatted_20_Text"><text:span text:style-name="Source_20_Text">auto getSum = [&amp;](int left, int right) -&gt; ll {</text:span></text:p>
        <text:p text:style-name="Preformatted_20_Text"><text:span text:style-name="Source_20_Text"><text:s text:c="4"/>if (left &gt; right) return 0;</text:span></text:p>
        <text:p text:style-name="Preformatted_20_Text"><text:span text:style-name="Source_20_Text"><text:s text:c="4"/>return P[right + 1] - P[left];</text:span></text:p>
        <text:p text:style-name="P8"><text:span text:style-name="Source_20_Text">};</text:span></text:p>
        <text:p text:style-name="Horizontal_20_Line"/>
        <text:h text:style-name="Heading_20_2" text:outline-level="2">2. ハッシュマップでの集計 (Frequency Counter)</text:h>
        <text:p text:style-name="Text_20_body"><text:span text:style-name="T1">【重要度：大】</text:span> 要素の出現回数を数える、重複を確認する。</text:p>
        <text:list xml:id="list5125564123854989447" text:style-name="L2">
          <text:list-item>
            <text:p text:style-name="P2"><text:span text:style-name="T1">いつ使うか</text:span><text:span text:style-name="T2">:</text:span> 「ペアを探す」「重複要素を見つける」「一番多い要素は？」</text:p>
          </text:list-item>
          <text:list-item>
            <text:p text:style-name="P2"><text:span text:style-name="T2">TD</text:span><text:span text:style-name="T1">視点</text:span><text:span text:style-name="T2">:</text:span> 配列探索 O(N) を O(1) に高速化するデータ構造選定能力。</text:p>
          </text:list-item>
        </text:list>
        <text:p text:style-name="Text_20_body">C++</text:p>
        <text:p text:style-name="Preformatted_20_Text"><text:span text:style-name="Source_20_Text">// 入力: vector&lt;int&gt; A</text:span></text:p>
        <text:p text:style-name="Preformatted_20_Text"><text:span text:style-name="Source_20_Text">unordered_map&lt;int, int&gt; counts;</text:span></text:p>
        <text:p text:style-name="Preformatted_20_Text"><text:span text:style-name="Source_20_Text">for (int x : A) {</text:span></text:p>
        <text:p text:style-name="Preformatted_20_Text"><text:span text:style-name="Source_20_Text"><text:s text:c="4"/>counts[x]++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// 使用例: 出現回数が1回のものを探す</text:span></text:p>
        <text:p text:style-name="Preformatted_20_Text"><text:span text:style-name="Source_20_Text">for (auto const&amp; [key, val] : counts) {</text:span></text:p>
        <text:p text:style-name="Preformatted_20_Text"><text:span text:style-name="Source_20_Text"><text:s text:c="4"/>if (val == 1) {</text:span></text:p>
        <text:p text:style-name="Preformatted_20_Text"><text:span text:style-name="Source_20_Text"><text:s text:c="8"/>// key がユニークな要素</text:span></text:p>
        <text:p text:style-name="Preformatted_20_Text"><text:span text:style-name="Source_20_Text"><text:s text:c="4"/>}</text:span></text:p>
        <text:p text:style-name="P8"><text:span text:style-name="Source_20_Text">}</text:span></text:p>
        <text:p text:style-name="Horizontal_20_Line"/>
        <text:h text:style-name="Heading_20_2" text:outline-level="2">3. 尺取り法 (Two Pointers / Sliding Window)</text:h>
        <text:p text:style-name="Text_20_body"><text:span text:style-name="T1">【重要度：大】</text:span> 条件を満たす「部分列」の最大・最小長さを求める。</text:p>
        <text:list xml:id="list2376622893959456561" text:style-name="L3">
          <text:list-item>
            <text:p text:style-name="P3"><text:span text:style-name="T1">いつ使うか</text:span><text:span text:style-name="T2">:</text:span> 「和がK以上になる最小の部分列は？」「ユニークな要素がK個以下の最長区間は？」</text:p>
          </text:list-item>
          <text:list-item>
            <text:p text:style-name="P3"><text:span text:style-name="T1">ポイント</text:span><text:span text:style-name="T2">:</text:span> <text:span text:style-name="Source_20_Text">right</text:span>を進め、条件が崩れたら<text:span text:style-name="Source_20_Text">left</text:span>を進める。</text:p>
          </text:list-item>
        </text:list>
        <text:p text:style-name="Text_20_body">C++</text:p>
        <text:p text:style-name="Preformatted_20_Text"><text:span text:style-name="Source_20_Text">// 入力: vector&lt;int&gt; A, 条件ターゲット K</text:span></text:p>
        <text:p text:style-name="Preformatted_20_Text"><text:span text:style-name="Source_20_Text">int n = A.size();</text:span></text:p>
        <text:p text:style-name="Preformatted_20_Text"><text:span text:style-name="Source_20_Text">int right = 0;</text:span></text:p>
        <text:p text:style-name="Preformatted_20_Text"><text:span text:style-name="Source_20_Text">ll current_sum = 0;</text:span></text:p>
        <text:p text:style-name="Preformatted_20_Text"><text:span text:style-name="Source_20_Text">int min_len = n + 1;</text:span></text:p>
        <text:p text:style-name="Preformatted_20_Text"/>
        <text:p text:style-name="Preformatted_20_Text"><text:span text:style-name="Source_20_Text">for (int left = 0; left &lt; n; ++left) {</text:span></text:p>
        <text:p text:style-name="Preformatted_20_Text"><text:soft-page-break/><text:span text:style-name="Source_20_Text"><text:s text:c="4"/>// 条件を満たすまで right を進める</text:span></text:p>
        <text:p text:style-name="Preformatted_20_Text"><text:span text:style-name="Source_20_Text"><text:s text:c="4"/>while (right &lt; n &amp;&amp; current_sum &lt; K) { // 条件式は問題による</text:span></text:p>
        <text:p text:style-name="Preformatted_20_Text"><text:span text:style-name="Source_20_Text"><text:s text:c="8"/>current_sum += A[right];</text:span></text:p>
        <text:p text:style-name="Preformatted_20_Text"><text:span text:style-name="Source_20_Text"><text:s text:c="8"/>right++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/ 条件を満たした場合の処理（長さの更新など）</text:span></text:p>
        <text:p text:style-name="Preformatted_20_Text"><text:span text:style-name="Source_20_Text"><text:s text:c="4"/>if (current_sum &gt;= K) {</text:span></text:p>
        <text:p text:style-name="Preformatted_20_Text"><text:span text:style-name="Source_20_Text"><text:s text:c="8"/>min_len = min(min_len, right - left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/ 次のループのために left の分を引く</text:span></text:p>
        <text:p text:style-name="Preformatted_20_Text"><text:span text:style-name="Source_20_Text"><text:s text:c="4"/>if (right == left) right++; // rightがleftより後ろに行かない対策</text:span></text:p>
        <text:p text:style-name="Preformatted_20_Text"><text:span text:style-name="Source_20_Text"><text:s text:c="4"/>else current_sum -= A[left];</text:span></text:p>
        <text:p text:style-name="P8"><text:span text:style-name="Source_20_Text">}</text:span></text:p>
        <text:p text:style-name="Horizontal_20_Line"/>
        <text:h text:style-name="Heading_20_2" text:outline-level="2">4. 二分探索 (Binary Search) - 答えで探索</text:h>
        <text:p text:style-name="Text_20_body"><text:span text:style-name="T1">【重要度：中〜大】</text:span> 単なる検索 (<text:span text:style-name="Source_20_Text">std::lower_bound</text:span>) ではなく、「答えの値」を探索するパターン。</text:p>
        <text:list xml:id="list598497448558873280" text:style-name="L4">
          <text:list-item>
            <text:p text:style-name="P4"><text:span text:style-name="T1">いつ使うか</text:span><text:span text:style-name="T2">:</text:span> 「最大値の最小化」や「最小値の最大化」を問われた時（Min-Max問題）。答えが単調増加/減少する場合。</text:p>
          </text:list-item>
          <text:list-item>
            <text:p text:style-name="P4"><text:span text:style-name="T1">例</text:span><text:span text:style-name="T2">:</text:span> 「K人で荷物を運ぶ時、一人が運ぶ最大重量を最小にせよ」</text:p>
          </text:list-item>
        </text:list>
        <text:p text:style-name="Text_20_body">C++</text:p>
        <text:p text:style-name="Preformatted_20_Text"><text:span text:style-name="Source_20_Text">// 判定関数: 値 x が条件を満たすか (true/false)</text:span></text:p>
        <text:p text:style-name="Preformatted_20_Text"><text:span text:style-name="Source_20_Text">auto check = [&amp;](ll x) -&gt; bool {</text:span></text:p>
        <text:p text:style-name="Preformatted_20_Text"><text:span text:style-name="Source_20_Text"><text:s text:c="4"/>// ここにシミュレーションロジックを書く O(N)</text:span></text:p>
        <text:p text:style-name="Preformatted_20_Text"><text:span text:style-name="Source_20_Text"><text:s text:c="4"/>// 例: 最大重量 x で全員運びきれるか？</text:span></text:p>
        <text:p text:style-name="Preformatted_20_Text"><text:span text:style-name="Source_20_Text"><text:s text:c="4"/>return true; </text:span></text:p>
        <text:p text:style-name="Preformatted_20_Text"><text:span text:style-name="Source_20_Text">};</text:span></text:p>
        <text:p text:style-name="Preformatted_20_Text"/>
        <text:p text:style-name="Preformatted_20_Text"><text:span text:style-name="Source_20_Text">// 探索範囲の設定 (答えになりうる最小値と最大値)</text:span></text:p>
        <text:p text:style-name="Preformatted_20_Text"><text:span text:style-name="Source_20_Text">ll low = 0, high = 1e16; </text:span></text:p>
        <text:p text:style-name="Preformatted_20_Text"><text:span text:style-name="Source_20_Text">ll ans = high;</text:span></text:p>
        <text:p text:style-name="Preformatted_20_Text"/>
        <text:p text:style-name="Preformatted_20_Text"><text:span text:style-name="Source_20_Text">while (low &lt;= high) {</text:span></text:p>
        <text:p text:style-name="Preformatted_20_Text"><text:span text:style-name="Source_20_Text"><text:s text:c="4"/>ll mid = low + (high - low) / 2;</text:span></text:p>
        <text:p text:style-name="Preformatted_20_Text"><text:span text:style-name="Source_20_Text"><text:s text:c="4"/>if (check(mid)) {</text:span></text:p>
        <text:p text:style-name="Preformatted_20_Text"><text:span text:style-name="Source_20_Text"><text:s text:c="8"/>ans = mid;</text:span></text:p>
        <text:p text:style-name="Preformatted_20_Text"><text:span text:style-name="Source_20_Text"><text:s text:c="8"/>high = mid - 1; // より小さい値でいけるか試す</text:span></text:p>
        <text:p text:style-name="Preformatted_20_Text"><text:span text:style-name="Source_20_Text"><text:s text:c="4"/>} else {</text:span></text:p>
        <text:p text:style-name="Preformatted_20_Text"><text:span text:style-name="Source_20_Text"><text:s text:c="8"/>low = mid + 1; <text:s/>// 無理なので値を大きくする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8"><text:span text:style-name="Source_20_Text">// ans に最小の答えが入る</text:span></text:p>
        <text:p text:style-name="Horizontal_20_Line"/>
        <text:h text:style-name="Heading_20_2" text:outline-level="2"><text:soft-page-break/>5. スタック・キュー (Stack &amp; Queue)</text:h>
        <text:p text:style-name="Text_20_body"><text:span text:style-name="T1">【重要度：中】</text:span> 特定の順序処理が必要な場合。</text:p>
        <text:list xml:id="list4769131773385136704" text:style-name="L5">
          <text:list-item>
            <text:p text:style-name="P5"><text:span text:style-name="T1">いつ使うか</text:span><text:span text:style-name="T2">:</text:span></text:p>
            <text:list>
              <text:list-item>
                <text:p text:style-name="P5"><text:span text:style-name="T2">Stack:</text:span> カッコの対応 <text:span text:style-name="Source_20_Text">(()))</text:span>, 魚が食い合う問題 (Codility: Fish)。</text:p>
              </text:list-item>
              <text:list-item>
                <text:p text:style-name="P5"><text:span text:style-name="T2">Queue:</text:span> 幅優先探索 (BFS)。</text:p>
              </text:list-item>
            </text:list>
          </text:list-item>
        </text:list>
        <text:p text:style-name="Text_20_body">C++</text:p>
        <text:p text:style-name="Preformatted_20_Text"><text:span text:style-name="Source_20_Text">// Stack: カッコの整合性チェック例</text:span></text:p>
        <text:p text:style-name="Preformatted_20_Text"><text:span text:style-name="Source_20_Text">string S = "{[()]}";</text:span></text:p>
        <text:p text:style-name="Preformatted_20_Text"><text:span text:style-name="Source_20_Text">stack&lt;char&gt; st;</text:span></text:p>
        <text:p text:style-name="Preformatted_20_Text"><text:span text:style-name="Source_20_Text">bool possible = true;</text:span></text:p>
        <text:p text:style-name="Preformatted_20_Text"/>
        <text:p text:style-name="Preformatted_20_Text"><text:span text:style-name="Source_20_Text">for(char c : S){</text:span></text:p>
        <text:p text:style-name="Preformatted_20_Text"><text:span text:style-name="Source_20_Text"><text:s text:c="4"/>if(c == '{' || c == '[' || c == '(') {</text:span></text:p>
        <text:p text:style-name="Preformatted_20_Text"><text:span text:style-name="Source_20_Text"><text:s text:c="8"/>st.push(c);</text:span></text:p>
        <text:p text:style-name="Preformatted_20_Text"><text:span text:style-name="Source_20_Text"><text:s text:c="4"/>} else {</text:span></text:p>
        <text:p text:style-name="Preformatted_20_Text"><text:span text:style-name="Source_20_Text"><text:s text:c="8"/>if(st.empty()) { possible = false; break; }</text:span></text:p>
        <text:p text:style-name="Preformatted_20_Text"><text:span text:style-name="Source_20_Text"><text:s text:c="8"/>char top = st.top();</text:span></text:p>
        <text:p text:style-name="Preformatted_20_Text"><text:span text:style-name="Source_20_Text"><text:s text:c="8"/>if((c == '}' &amp;&amp; top == '{') || </text:span></text:p>
        <text:p text:style-name="Preformatted_20_Text"><text:span text:style-name="Source_20_Text"><text:s text:c="11"/>(c == ']' &amp;&amp; top == '[') || </text:span></text:p>
        <text:p text:style-name="Preformatted_20_Text"><text:span text:style-name="Source_20_Text"><text:s text:c="11"/>(c == ')' &amp;&amp; top == '(')) {</text:span></text:p>
        <text:p text:style-name="Preformatted_20_Text"><text:span text:style-name="Source_20_Text"><text:s text:c="12"/>st.pop();</text:span></text:p>
        <text:p text:style-name="Preformatted_20_Text"><text:span text:style-name="Source_20_Text"><text:s text:c="8"/>} else {</text:span></text:p>
        <text:p text:style-name="Preformatted_20_Text"><text:span text:style-name="Source_20_Text"><text:s text:c="12"/>possible = false; break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8"><text:span text:style-name="Source_20_Text">if(!st.empty()) possible = false;</text:span></text:p>
        <text:p text:style-name="Horizontal_20_Line"/>
        <text:h text:style-name="Heading_20_2" text:outline-level="2">6. ソートと貪欲法 (Sorting &amp; Greedy)</text:h>
        <text:p text:style-name="Text_20_body"><text:span text:style-name="T1">【重要度：中】</text:span> 問題を簡単にするための第一手。</text:p>
        <text:list xml:id="list7748149941596635178" text:style-name="L6">
          <text:list-item>
            <text:p text:style-name="P6"><text:span text:style-name="T1">いつ使うか</text:span><text:span text:style-name="T2">:</text:span> 「区間の重なりを調べる」「最大数を稼ぐ」。とりあえずソートすると見えてくることが多い。</text:p>
          </text:list-item>
          <text:list-item>
            <text:p text:style-name="P6"><text:span text:style-name="T2">TD</text:span><text:span text:style-name="T1">視点</text:span><text:span text:style-name="T2">:</text:span> 計算量を O(NlogN) に確定させる。</text:p>
          </text:list-item>
        </text:list>
        <text:p text:style-name="Text_20_body">C++</text:p>
        <text:p text:style-name="Preformatted_20_Text"><text:span text:style-name="Source_20_Text">// 例: 区間（開始、終了）の重なりチェック</text:span></text:p>
        <text:p text:style-name="Preformatted_20_Text"><text:span text:style-name="Source_20_Text">// vector&lt;pair&lt;int, int&gt;&gt; intervals;</text:span></text:p>
        <text:p text:style-name="Preformatted_20_Text"><text:span text:style-name="Source_20_Text">sort(intervals.begin(), intervals.end()); // 開始時間でソート</text:span></text:p>
        <text:p text:style-name="Preformatted_20_Text"/>
        <text:p text:style-name="Preformatted_20_Text"><text:span text:style-name="Source_20_Text">int count = 0;</text:span></text:p>
        <text:p text:style-name="Preformatted_20_Text"><text:span text:style-name="Source_20_Text">int current_end = -1;</text:span></text:p>
        <text:p text:style-name="Preformatted_20_Text"/>
        <text:p text:style-name="Preformatted_20_Text"><text:span text:style-name="Source_20_Text">for (auto p : intervals) {</text:span></text:p>
        <text:p text:style-name="Preformatted_20_Text"><text:span text:style-name="Source_20_Text"><text:s text:c="4"/>if (p.first &gt; current_end) {</text:span></text:p>
        <text:p text:style-name="Preformatted_20_Text"><text:span text:style-name="Source_20_Text"><text:s text:c="8"/>// 重なっていない</text:span></text:p>
        <text:p text:style-name="Preformatted_20_Text"><text:soft-page-break/><text:span text:style-name="Source_20_Text"><text:s text:c="8"/>count++;</text:span></text:p>
        <text:p text:style-name="Preformatted_20_Text"><text:span text:style-name="Source_20_Text"><text:s text:c="8"/>current_end = p.second;</text:span></text:p>
        <text:p text:style-name="Preformatted_20_Text"><text:span text:style-name="Source_20_Text"><text:s text:c="4"/>} else {</text:span></text:p>
        <text:p text:style-name="Preformatted_20_Text"><text:span text:style-name="Source_20_Text"><text:s text:c="8"/>// 重なっている場合の処理</text:span></text:p>
        <text:p text:style-name="Preformatted_20_Text"><text:span text:style-name="Source_20_Text"><text:s text:c="8"/>// 例: 終了時間を更新する？無視する？</text:span></text:p>
        <text:p text:style-name="Preformatted_20_Text"><text:span text:style-name="Source_20_Text"><text:s text:c="4"/>}</text:span></text:p>
        <text:p text:style-name="P8"><text:span text:style-name="Source_20_Text">}</text:span></text:p>
        <text:p text:style-name="Horizontal_20_Line"/>
        <text:h text:style-name="Heading_20_2" text:outline-level="2">7. エッジケース・チェックリスト (TD必須)</text:h>
        <text:p text:style-name="Text_20_body">コードの冒頭にこれを入れるだけで、「堅牢性」のアピールになります。</text:p>
        <text:p text:style-name="Text_20_body">C++</text:p>
        <text:p text:style-name="Preformatted_20_Text"><text:span text:style-name="Source_20_Text">// 1. 入力が空、または極小の場合</text:span></text:p>
        <text:p text:style-name="Preformatted_20_Text"><text:span text:style-name="Source_20_Text">if (A.empty()) return 0;</text:span></text:p>
        <text:p text:style-name="Preformatted_20_Text"><text:span text:style-name="Source_20_Text">if (A.size() == 1) return A[0];</text:span></text:p>
        <text:p text:style-name="Preformatted_20_Text"/>
        <text:p text:style-name="Preformatted_20_Text"><text:span text:style-name="Source_20_Text">// 2. 数値が極端に大きい/小さい場合 (long longの使用)</text:span></text:p>
        <text:p text:style-name="Preformatted_20_Text"><text:span text:style-name="Source_20_Text">// 入力制約を見て、int (2*10^9) を超える可能性があるか確認</text:span></text:p>
        <text:p text:style-name="Preformatted_20_Text"/>
        <text:p text:style-name="Preformatted_20_Text"><text:span text:style-name="Source_20_Text">// 3. ゼロ除算の可能性</text:span></text:p>
        <text:p text:style-name="P8"><text:span text:style-name="Source_20_Text">// if (divisor == 0) ...</text:span></text:p>
        <text:p text:style-name="Horizontal_20_Line"/>
        <text:h text:style-name="Heading_20_3" text:outline-level="3">?￯ﾸﾏ 戦略的アドバイス</text:h>
        <text:list xml:id="list3882682755218513645" text:style-name="L7">
          <text:list-item>
            <text:p text:style-name="P7"><text:span text:style-name="T1">日曜日の使い方</text:span><text:span text:style-name="T2">:</text:span> 上記のコード片を、ご自身の使いやすいエディタやNotionなどにまとめておき、**「一瞬でコピペできる状態」**にしておいてください。</text:p>
          </text:list-item>
          <text:list-item>
            <text:p text:style-name="P7"><text:span text:style-name="T1">本番での初動</text:span><text:span text:style-name="T2">:</text:span> 問題を見たら、まず**「データ量はいくつか（Nの大きさ）」**を見ます。</text:p>
            <text:list>
              <text:list-item>
                <text:p text:style-name="P7">N≤100,000: O(N) か O(NlogN) の解法が必要です（<text:span text:style-name="T1">累積和、ハッシュ、ソート、二分探索</text:span>）。</text:p>
              </text:list-item>
              <text:list-item>
                <text:p text:style-name="P7">N≤2,000: O(N2) でも通ります（二重ループOK）。</text:p>
              </text:list-item>
            </text:list>
          </text:list-item>
          <text:list-item>
            <text:p text:style-name="P7"><text:span text:style-name="T1">迷ったら</text:span><text:span text:style-name="T2">:</text:span> とりあえず <text:span text:style-name="Source_20_Text">unordered_map</text:span> で数えるか、<text:span text:style-name="Source_20_Text">sort</text:span> してみるのが突破口になりやすいです。</text:p>
          </text:list-item>
        </text:list>
        <text:p text:style-name="Text_20_body">これを手元に置いておけば、どのような問題が来ても「型」にはめることができます。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5$Win32 OpenOffice.org_project/4115m2$Build-9813</meta:generator>
    <dc:date>2025-12-07T14:10:36.93</dc:date>
    <meta:document-statistic meta:table-count="0" meta:image-count="0" meta:object-count="0" meta:page-count="5" meta:paragraph-count="168" meta:word-count="2023" meta:character-count="4463"/>
    <dc:creator>miyawaki hidenori</dc:creator>
    <meta:user-defined meta:name="Info 1"/>
    <meta:user-defined meta:name="Info 2"/>
    <meta:user-defined meta:name="Info 3"/>
    <meta:user-defined meta:name="Info 4"/>
  </office:meta>
</office:document-meta>
</file>